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Historic" style:font-name-complex="Segoe UI Historic"/>
    </style:style>
  </office:automatic-styles>
  <office:body>
    <office:text text:use-soft-page-breaks="true">
      <text:p text:style-name="P1">Diseño<text:s/>de experimentos de microarrays</text:p>
      <text:p text:style-name="Normal"/>
      <text:p text:style-name="Normal">En este<text:s/>capítulo<text:s/>se examinan<text:s/>unas componentes<text:s/>clave del<text:s/>análisis<text:s/>de microarrays el<text:s/>diseño<text:s/>de experimentos que, no tan solo es</text:p>
      <text:p text:style-name="Normal">crucial para una buena recogida de<text:s/>información,<text:s/>sino que marca todo el proceso desde el preprocesado al<text:s/>análisis<text:s/>final.</text:p>
      <text:p text:style-name="Normal"/>
      <text:p text:style-name="Normal">Fuentes de variabilidad</text:p>
      <text:p text:style-name="Normal"/>
      <text:p text:style-name="Normal">Los datos<text:s/>genómicos<text:s/>son muy variables.</text:p>
      <text:p text:style-name="Normal"/>
      <text:p text:style-name="Normal"/>
      <text:p text:style-name="Normal">Figura c04variabilitySourcesGeschwind (geschwind:2002 ilustra algunas posibles fuentes de variabilidad, desde que se inicia el experimento hasta que se lee la<text:s/>información<text:s/>con el<text:s/>escáner.</text:p>
      <text:p text:style-name="Normal"/>
      <text:p text:style-name="Normal"/>
      <text:p text:style-name="Normal">figure[!h]</text:p>
      <text:p text:style-name="Normal">[0cm]Figura c04variabilitySources. Proceso de<text:s/>análisis<text:s/>de microarrays</text:p>
      <text:p text:style-name="Normal">c04variabilitySources</text:p>
      <text:p text:style-name="Normal">epsimages/c04variabilitySources.eps</text:p>
      <text:p text:style-name="Normal">figure</text:p>
      <text:p text:style-name="Normal"/>
      <text:p text:style-name="Normal"/>
      <text:p text:style-name="Normal">Habitualmente, en la mayor parte de situaciones experimentales, podemos</text:p>
      <text:p text:style-name="Normal">distinguir entre variabilidad<text:s/>sistemática<text:s/>y aleatoria.</text:p>
      <text:p text:style-name="Normal"/>
      <text:p text:style-name="Normal">La variabilidad<text:s/>sistemática<text:s/>es principalmente debida a procesos<text:s/>técnicos</text:p>
      <text:p text:style-name="Normal">mientras que la variabilidad aleatoria es atribuible tanto a razones<text:s/>técnicas</text:p>
      <text:p text:style-name="Normal">como<text:s/>biológicas. Podemos encontrar ejemplos de variabilidad<text:s/>sistemática<text:s/>en la</text:p>
      <text:p text:style-name="Normal">extracción<text:s/>del ARN, marcaje o<text:s/>foto detección. La variabilidad aleatoria puede</text:p>
      <text:p text:style-name="Normal">estar relacionada con muchos factores tales como la calidad del ADN o las</text:p>
      <text:p text:style-name="Normal">características<text:s/>biológicas<text:s/>de las muestras.</text:p>
      <text:p text:style-name="Normal"/>
      <text:p text:style-name="Normal">La manera natural de manejar la variabilidad aleatoria es, por supuesto, la</text:p>
      <text:p text:style-name="Normal">utilización<text:s/>de un<text:s/>diseño<text:s/>experimental apropiado y el apoyo para obtener</text:p>
      <text:p text:style-name="Normal">conclusiones de unas herramientas<text:s/>estadísticas<text:s/>adecuadas. Los problemas</text:p>
      <text:p text:style-name="Normal">relacionados con el<text:s/>c<text:s/>de los experimentos los discutiremos en esta<text:s/>sección</text:p>
      <text:p text:style-name="Normal">y los relacionados con la<text:s/>aplicación<text:s/>de<text:s/>métodos<text:s/>estadísticos<text:s/>serán<text:s/>tratados</text:p>
      <text:p text:style-name="Normal">en la<text:s/>sección<text:s text:c="3"/>métodos<text:s/>estadísticos.</text:p>
      <text:p text:style-name="Normal"/>
      <text:p text:style-name="Normal">Tradicionalmente, se estiman las correcciones de la variabilidad<text:s/>sistemática</text:p>
      <text:p text:style-name="Normal">a partir de los datos, en lo que se llama<text:s/>genéricamente<text:s/>"calibrado". En este</text:p>
      <text:p text:style-name="Normal">contexto, hablaremos de "normalización", que se tratara en la<text:s/>sección</text:p>
      <text:p text:style-name="Normal"><text:s text:c="2"/>preprocesamiento.</text:p>
      <text:p text:style-name="Normal"/>
      <text:p text:style-name="Normal">Principales conceptos en<text:s/>diseño<text:s/>de Experimentos</text:p>
      <text:p text:style-name="Normal"/>
      <text:p text:style-name="Normal">Vamos a plantear<text:s/>alguna definición<text:s/>de conceptos que aparecen de forma usual cuando se plantea un<text:s/>diseño:</text:p>
      <text:p text:style-name="Normal">Unidad experimental: Entidad<text:s/>física<text:s/>a la que se aplica un tratamiento, de forma independiente al resto de unidades. En cada unidad experimental se pueden realizar una medida o varias medidas, en este caso distinguiremos entre unidades<text:s/>experimentales<text:s/>y unidades observacionales. .</text:p>
      <text:p text:style-name="Normal">Factor: son las variables independientes que pueden influir en la variabilidad de la variable de<text:s/>interés.</text:p>
      <text:p text:style-name="Normal">Factor tratamiento: es un factor del que interesa conocer su influencia en la respuesta.</text:p>
      <text:p text:style-name="Normal"><text:s/>Factor bloque: es un factor en el que no se<text:s/>está<text:s/>interesado en conocer su influencia en la<text:s/>respuesta,<text:s/>pero se supone que esta existe y se quiere controlar para disminuir la variabilidad residual.</text:p>
      <text:p text:style-name="Normal"><text:s/>Niveles: cada uno de los resultados de un factor.<text:s/>según<text:s/>sean elegidos por el experimentador o elegidos al azar de una amplia<text:s/>poblaci<text:span text:style-name="T2">ó</text:span>n<text:s/>se denominan factores de efectos fijos o factores de<text:s/>efectos aleatorios.</text:p>
      <text:p text:style-name="Normal"><text:s/>Tratamiento: es una<text:s/>combinación<text:s/>especifica de los niveles de los factores en estudio. Son, por tanto, las condiciones experimentales que se desean comparar en el experimento. En un<text:s/>diseño<text:s/>con un<text:s/>único<text:s/>factor son los distintos niveles del factor y en un<text:s/>diseño<text:s/>con varios factores son las distintas combinaciones de niveles de los factores.</text:p>
      <text:p text:style-name="Normal"><text:s/>tamaño<text:s/>del Experimento: es el<text:s/>número<text:s/>total de observaciones recogidas en el<text:s/>diseño.</text:p>
      <text:soft-page-break/>
      <text:p text:style-name="Normal"><text:s/></text:p>
      <text:p text:style-name="Normal"/>
      <text:p text:style-name="Normal"><text:s/>Principios<text:s/>básicos<text:s/>en el<text:s/>diseño<text:s/>del experimento</text:p>
      <text:p text:style-name="Normal"><text:s/>Al planificar un experimento, aparte de la<text:s/>replicación, hay tres principios<text:s/>básicos<text:s/>que se deben tener siempre en cuenta:<text:s/></text:p>
      <text:p text:style-name="Normal">La<text:s/>replicación, el control local o "bloqueo" y la<text:s/>aleatorización.</text:p>
      <text:p text:style-name="Normal">Aplicados correctamente dichos principios garantizan<text:s/>diseños<text:s/>experimentales eficientes.</text:p>
      <text:p text:style-name="Normal"/>
      <text:p text:style-name="Normal"/>
      <text:p text:style-name="Normal">Replicación</text:p>
      <text:p text:style-name="Normal"/>
      <text:p text:style-name="Normal">La<text:s/>replicación<text:s/>o<text:s/>repetición<text:s/>de un experimento de forma<text:s/>idéntica<text:s/>en un<text:s/>número<text:s/>determinado de unidades, es la que</text:p>
      <text:p text:style-name="Normal">permite la<text:s/>realización<text:s/>de un posterior<text:s/>análisis<text:s/>estadístico.</text:p>
      <text:p text:style-name="Normal">La<text:s/>utilización<text:s/>de replicas<text:s/>es<text:s/>importante para incrementar la<text:s/>precisión, obtener suficiente potencia en los tests y como base para los</text:p>
      <text:p text:style-name="Normal">procedimientos de inferencia. Normalmente, distinguimos dos tipos de replicas en el<text:s/>análisis<text:s/>de microarrays:</text:p>
      <text:p text:style-name="Normal"/>
      <text:p text:style-name="Normal"/>
      <text:p text:style-name="Normal">La<text:s/>replicación<text:s/>técnica<text:s/>se utiliza cuando estamos tratando</text:p>
      <text:p text:style-name="Normal">réplicas<text:s/>del mismo material<text:s/>biológico. Puede ser tanto la<text:s/>replicación</text:p>
      <text:p text:style-name="Normal">de spots en el mismo chip como la de diferentes<text:s/>alícuotas<text:s/>de la misma muestra</text:p>
      <text:p text:style-name="Normal">hibridadas en diferentes microarrays.</text:p>
      <text:p text:style-name="Normal"/>
      <text:p text:style-name="Normal">replicación<text:s/>biológica<text:s/>se da cuando se toman medidas de<text:s/>múltiples</text:p>
      <text:p text:style-name="Normal">muestras.</text:p>
      <text:p text:style-name="Normal"/>
      <text:p text:style-name="Normal">La<text:s/>replicación<text:s/>técnica<text:s/>permite la<text:s/>estimación<text:s/>del error a nivel de medida, mientras que</text:p>
      <text:p text:style-name="Normal">la<text:s/>replicación<text:s/>biológica<text:s/>permite estimar la variabilidad a nivel de<text:s/>población.</text:p>
      <text:p text:style-name="Normal"/>
      <text:p text:style-name="Normal"/>
      <text:soft-page-break/>
      <text:p text:style-name="Normal">Figura c04replicasReplicas<text:s/>biológicas<text:s/>vs<text:s/>técnicas</text:p>
      <text:p text:style-name="Normal"/>
      <text:p text:style-name="Normal"/>
      <text:p text:style-name="Normal">figure[!h]</text:p>
      <text:p text:style-name="Normal">[0cm]Figura c04replicas.</text:p>
      <text:p text:style-name="Normal">c04replicas</text:p>
      <text:p text:style-name="Normal">epsimages/c04replicas.eps</text:p>
      <text:p text:style-name="Normal">figure</text:p>
      <text:p text:style-name="Normal"/>
      <text:p text:style-name="Normal"/>
      <text:p text:style-name="Normal">Potencia y<text:s/>tamaño<text:s/>de la muestra</text:p>
      <text:p text:style-name="Normal"/>
      <text:p text:style-name="Normal">Sorprendentemente, los primeros experimentos de microarrays utilizaban pocas o</text:p>
      <text:p text:style-name="Normal">ninguna replica<text:s/>biológica. La principal<text:s/>explicación<text:s/>para este hecho -<text:s/>además</text:p>
      <text:p text:style-name="Normal">de la falta de conocimiento<text:s/>estadístico<text:s/>- fue el alto coste de cada microarray.</text:p>
      <text:p text:style-name="Normal">En pocos<text:s/>años, la necesidad de las<text:s/>réplicas<text:s/>ha llegado a ser indiscutible, y al</text:p>
      <text:p text:style-name="Normal">mismo tiempo, el coste de los chips ha disminuido considerablemente. Actualmente,</text:p>
      <text:p text:style-name="Normal">es normal la<text:s/>utilización<text:s/>de, al menos, tres a cinco replicas por<text:s/>condición</text:p>
      <text:p text:style-name="Normal">experimental, aunque a este consenso se ha llegado<text:s/>más<text:s/>por razones<text:s/>empíricas<text:s/>que</text:p>
      <text:p text:style-name="Normal">por la disponibilidad de modelos apropiados para el<text:s/>análisis<text:s/>de la potencia y</text:p>
      <text:p text:style-name="Normal">tamaño<text:s/>de la muestra.</text:p>
      <text:p text:style-name="Normal"/>
      <text:p text:style-name="Normal">Recientemente, se ha producido una importante afluencia de<text:s/>artículos<text:s/>describiendo</text:p>
      <text:p text:style-name="Normal">métodos<text:s/>para el<text:s/>análisis<text:s/>de la potencia y<text:s/>tamaño<text:s/>de la muestra. A pesar de su</text:p>
      <text:p text:style-name="Normal">variedad,<text:s/>ningún<text:s/>método<text:s/>aparece como candidato claro para ser utilizado en</text:p>
      <text:p text:style-name="Normal">situaciones<text:s/>prácticas. Esto se debe, probablemente, a la complejidad de los</text:p>
      <text:p text:style-name="Normal">datos de microarrays,<text:s/>básicamente<text:s/>por que los genes no son independientes. Por</text:p>
      <text:p text:style-name="Normal">tanto, estas estructuras de<text:s/>correlación<text:s/>existen en los datos, pero la mayor parte</text:p>
      <text:p text:style-name="Normal">de las dependencias son desconocidas por lo que la<text:s/>estimación<text:s/>de estas estructuras</text:p>
      <text:p text:style-name="Normal">es muy complicada.</text:p>
      <text:p text:style-name="Normal"/>
      <text:soft-page-break/>
      <text:p text:style-name="Normal">Como indicaba Allison ( Allison:2006a) aunque no hay consenso sobre que</text:p>
      <text:p text:style-name="Normal">procedimiento es mejor para determinar el<text:s/>tamaño<text:s/>de las muestras,<text:s/>sí<text:s/>que lo hay</text:p>
      <text:p text:style-name="Normal">sobre la conveniencia de realizar el<text:s/>análisis<text:s/>de la potencia, y, por supuesto,</text:p>
      <text:p text:style-name="Normal">sobre el hecho de que un mayor<text:s/>número<text:s/>de replicas generalmente proporcionan</text:p>
      <text:p text:style-name="Normal">una mayor potencia.</text:p>
      <text:p text:style-name="Normal"/>
      <text:p text:style-name="Normal">Pooling</text:p>
      <text:p text:style-name="Normal"/>
      <text:p text:style-name="Normal">En el contexto de los microarrays, llamamos "pooling" a la<text:s/>combinación<text:s/>del RNA</text:p>
      <text:p text:style-name="Normal">de diferentes casos en una<text:s/>única<text:s/>muestra. Hay dos razones a favor de ello, una,</text:p>
      <text:p text:style-name="Normal">es que, a veces, no hay suficiente ARN disponible y esta es la<text:s/>única<text:s/>forma de</text:p>
      <text:p text:style-name="Normal">conseguir suficiente material para construir los arrays, otra,<text:s/>más<text:s/>controvertida,</text:p>
      <text:p text:style-name="Normal">es la creencia que la variabilidad entre arrays puede reducirse por "pooling".</text:p>
      <text:p text:style-name="Normal">La<text:s/>justificación<text:s/>es que combinar muestras equivale a promediar expresiones, y</text:p>
      <text:p text:style-name="Normal">como ya se conoce, el promedio es menos variable que los valores individuales. A</text:p>
      <text:p text:style-name="Normal">pesar de la debilidad de este argumento, es verdad que en ciertas situaciones el</text:p>
      <text:p text:style-name="Normal">pooling puede ser apropiado y, recientemente, muchos<text:s/>estadísticos<text:s/>han dedicado</text:p>
      <text:p text:style-name="Normal">sus esfuerzos para tratar<text:s/>de responder la pregunta "to pool or not to pool"</text:p>
      <text:p text:style-name="Normal">( Kerr:2001a). Por ejemplo, si la variabilidad<text:s/>biológica<text:s/>está<text:s/>altamente</text:p>
      <text:p text:style-name="Normal">relacionada con el error en las medidas, y las muestras<text:s/>biológicas<text:s/>tienen un</text:p>
      <text:p text:style-name="Normal">coste<text:s/>mínimo<text:s/>en<text:s/>comparación<text:s/>con el de los arrays, una apropiada estrategia de</text:p>
      <text:p text:style-name="Normal">"pooling" puede ser claramente eficiente en costes.</text:p>
      <text:p text:style-name="Normal"/>
      <text:p text:style-name="Normal">De todos modos, el "pooling" no se<text:s/>debería<text:s/>usar en cualquier tipo de estudios.</text:p>
      <text:p text:style-name="Normal">Si el objetivo es comparar expresiones medias (ver<text:s/>más<text:s/>adelante "<text:s/>comparación</text:p>
      <text:p text:style-name="Normal">de clases"), puede funcionar adecuadamente, pero se<text:s/>debería<text:s/>claramente evitar</text:p>
      <text:p text:style-name="Normal">cuando el objetivo del experimento es construir predictores que se basen en</text:p>
      <text:p text:style-name="Normal">características<text:s/>individuales.</text:p>
      <text:p text:style-name="Normal"/>
      <text:p text:style-name="Normal"/>
      <text:p text:style-name="Normal"><text:s/>Aleatorización</text:p>
      <text:p text:style-name="Normal"/>
      <text:p text:style-name="Normal">Se entiende por aleatorizar la<text:s/>asignación<text:s/>de todos los factores al azar a las unidades experimentales. Co ello se consigue disminuir el efecto de los factores no controlados por el experimentador en el<text:s/>diseño<text:s/>experimental y que<text:s/>podrían<text:s/>influir en los resultados.</text:p>
      <text:p text:style-name="Normal"/>
      <text:p text:style-name="Normal">Las ventajas de aleatorizar los factores no controlados son:</text:p>
      <text:p text:style-name="Normal"><text:s text:c="2"/>Transforma la variabilidad<text:s/>sistemática<text:s/>no planificada en variabilidad no planificada o ruido aleatorio. Dicho de otra forma, aleatorizar previene contra la<text:s/>introducción<text:s/>de sesgos en el experimento.</text:p>
      <text:p text:style-name="Normal"><text:s text:c="2"/>Evita la dependencia entre observaciones al aleatorizar los instantes de recogida muestral.</text:p>
      <text:p text:style-name="Normal"><text:s text:c="2"/>Valida muchos de los procedimientos<text:s/>estadísticos<text:s/>más<text:s/>comunes.</text:p>
      <text:p text:style-name="Normal">Bloquear</text:p>
      <text:p text:style-name="Normal"/>
      <text:p text:style-name="Normal">Hace referencia a dividir o particionar las unidades experimentales en grupos llamados bloques de modo que las observaciones realizadas en cada bloque se realicen bajo condiciones experimentales lo<text:s/>más<text:s/>parecidas posibles.</text:p>
      <text:p text:style-name="Normal">A diferencia de lo que ocurre con los factores tratamiento, el experimentador no<text:s/>está<text:s/>interesado en investigar las posibles diferencias de la respuesta entre los niveles de los factores bloque.</text:p>
      <text:p text:style-name="Normal"/>
      <text:p text:style-name="Normal">Bloquear es una buena estrategia siempre y cuando sea posible dividir las unidades experimentales en grupos de unidades similares. La ventaja de bloquear un factor que se supone que tiene una clara influencia en la<text:s/>respuesta,<text:s/>pero en el que no se<text:s/>está<text:s/>interesado, es que convierte la variabilidad<text:s/>sistemática<text:s/>no planificada en variabilidad<text:s/>sistemática<text:s/>planificada.</text:p>
      <text:p text:style-name="Normal"/>
      <text:p text:style-name="Normal"/>
      <text:p text:style-name="Normal">diseños<text:s/>experimentales para microarrays de dos colores</text:p>
      <text:p text:style-name="Normal"/>
      <text:p text:style-name="Normal">En arrays de dos colores, se aplican dos condiciones experimentales a cada array.</text:p>
      <text:p text:style-name="Normal">Esto permite la<text:s/>estimación<text:s/>del efecto del array, como el efecto de bloqueo.</text:p>
      <text:p text:style-name="Normal">En Affymetrix u otro array de un canal, cada<text:s/>condición<text:s/>se aplica a un</text:p>
      <text:p text:style-name="Normal">chip separado, imposibilitando la<text:s/>estimación<text:s/>del efecto de los microarrays, lo</text:p>
      <text:p text:style-name="Normal">cual, por otra parte, se considera que tiene una<text:s/>relación<text:s/>muy<text:s/>pequeña<text:s/>en el</text:p>
      <text:p text:style-name="Normal">tratamiento de los efectos debido al proceso industrial utilizado para fabricar</text:p>
      <text:p text:style-name="Normal">estos chips.</text:p>
      <text:p text:style-name="Normal"/>
      <text:p text:style-name="Normal">Como consecuencia de lo anterior, los experimentos que usan arrays de un canal</text:p>
      <text:p text:style-name="Normal">se consideran "estándar", por lo que se les pueden aplicar los conceptos y<text:s/>técnicas<text:s/>tradicionales de</text:p>
      <text:p text:style-name="Normal">diseño<text:s/>de experimentos .</text:p>
      <text:p text:style-name="Normal"/>
      <text:p text:style-name="Normal"/>
      <text:p text:style-name="Normal">Los arrays de dos canales presentan una<text:s/>situación<text:s/>más<text:s/>complicada. Por una<text:s/>parte,<text:s/>los</text:p>
      <text:p text:style-name="Normal">"dos colores" no son<text:s/>simétricos, es decir, con la misma cantidad de material,</text:p>
      <text:p text:style-name="Normal">un array hibridado con uno u otro<text:s/>color<text:s/>sea Cy5 o Cy3,<text:s/>emitirá<text:s/>señales<text:s/>con</text:p>
      <text:p text:style-name="Normal">diferente intensidad. La forma normal de manejar este problema es</text:p>
      <text:p text:style-name="Normal"><text:s/>dye-swapping que consiste en utilizar para una misma<text:s/>comparación<text:s/>dos</text:p>
      <text:p text:style-name="Normal">arrays con dyes cambiados, es decir, si en el primer array la muestra 1 se marca</text:p>
      <text:p text:style-name="Normal">con Cy3 y la muestra 2 con Cy5, con las muestras del segundo array se hace al</text:p>
      <text:p text:style-name="Normal">revés<text:s/>(ver figura c04dyelabels).</text:p>
      <text:p text:style-name="Normal"/>
      <text:p text:style-name="Normal"/>
      <text:p text:style-name="Normal">Figura c04dyelabels(a)<text:s/>Representación<text:s/>simplificada de un<text:s/>diseño. Cada flecha representa</text:p>
      <text:p text:style-name="Normal"><text:s text:c="2"/>un array de dos canales en el que el origen indica el marcaje con Cy3.</text:p>
      <text:p text:style-name="Normal"><text:s text:c="2"/>(b) Dye swapping.</text:p>
      <text:p text:style-name="Normal"/>
      <text:p text:style-name="Normal"/>
      <text:p text:style-name="Normal">figure[!h]</text:p>
      <text:p text:style-name="Normal">[0cm]Figura c04dyelabels.</text:p>
      <text:p text:style-name="Normal">c04dyelabels</text:p>
      <text:p text:style-name="Normal">epsimages/c04dyelabels.eps</text:p>
      <text:p text:style-name="Normal">figure</text:p>
      <text:p text:style-name="Normal"/>
      <text:p text:style-name="Normal"/>
      <text:p text:style-name="Normal">Por otra parte, el hecho de que solo se puedan aplicar dos condiciones a cada</text:p>
      <text:p text:style-name="Normal">array complica el<text:s/>diseño, ya sea porque normalmente hay<text:s/>más<text:s/>de dos condiciones,</text:p>
      <text:soft-page-break/>
      <text:p text:style-name="Normal">o porque no es recomendable hibridar directamente dos muestras en un array,</text:p>
      <text:p text:style-name="Normal">creando pares artificiales.</text:p>
      <text:p text:style-name="Normal"/>
      <text:p text:style-name="Normal">El problema de la<text:s/>asignación<text:s/>eficiente de muestras a microarrays, dado un numero</text:p>
      <text:p text:style-name="Normal">de condiciones a comparar y un<text:s/>número<text:s/>fijo de arrays disponibles, ha sido</text:p>
      <text:p text:style-name="Normal">estudiado de forma exhaustiva.</text:p>
      <text:p text:style-name="Normal"/>
      <text:p text:style-name="Normal">El<text:s/>diseño<text:s/>utilizado<text:s/>más<text:s/>comúnmente<text:s/>en la comunidad<text:s/>biológica<text:s/>es el</text:p>
      <text:p text:style-name="Normal"><text:s/>diseño<text:s/>de referencia en el que cada<text:s/>condición<text:s/>de<text:s/>interés<text:s/>se compara</text:p>
      <text:p text:style-name="Normal"><text:s/>con muestras tomadas de alguna referencia<text:s/>estándar<text:s/>común<text:s/>a todos las arrays.</text:p>
      <text:p text:style-name="Normal">(ver figura c04referencevsloop (a)).</text:p>
      <text:p text:style-name="Normal"/>
      <text:p text:style-name="Normal"/>
      <text:p text:style-name="Normal">Figura c04referencevsloop(a)<text:s/>diseño<text:s/>de referencia. <text:s/>(b)<text:s/>diseño<text:s/>en loop.</text:p>
      <text:p text:style-name="Normal"/>
      <text:p text:style-name="Normal"/>
      <text:p text:style-name="Normal">figure[!h]</text:p>
      <text:p text:style-name="Normal">[0cm]Figura c04referencevsloop.<text:s/>diseño<text:s/>de arrays.</text:p>
      <text:p text:style-name="Normal">c04referencevsloop</text:p>
      <text:p text:style-name="Normal">epsimages/c04referencevsloop.eps</text:p>
      <text:p text:style-name="Normal">figure</text:p>
      <text:p text:style-name="Normal"/>
      <text:p text:style-name="Normal">Los<text:s/>diseños<text:s/>de referencia permiten hacer comparaciones indirectas entre</text:p>
      <text:p text:style-name="Normal">condiciones de<text:s/>interés. La<text:s/>crítica<text:s/>más<text:s/>importante a esta<text:s/>aproximación<text:s/>es que el</text:p>
      <text:p text:style-name="Normal">50 de las fuentes de<text:s/>hibridación<text:s/>se utilizan<text:s/>para producir<text:s/>la señal del grupo</text:p>
      <text:p text:style-name="Normal">control, de un<text:s/>interés<text:s/>no<text:s/>intrínseco<text:s/>para los<text:s/>biólogos.</text:p>
      <text:p text:style-name="Normal">En contraste, un<text:s/>diseño<text:s/>en loop compara dos condiciones a<text:s/>través<text:s/>de otra cadena</text:p>
      <text:p text:style-name="Normal">de condiciones, por lo que elimina la necesidad de una muestra de referencia</text:p>
      <text:p text:style-name="Normal"><text:s/>(ver figura c04referencevsloop(b))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Sanchez Plal</meta:initial-creator>
    <dc:creator>Alex Sanchez Plal</dc:creator>
    <meta:creation-date>2020-03-14T18:21:00Z</meta:creation-date>
    <dc:date>2020-03-14T19:07:00Z</dc:date>
    <meta:template xlink:href="Normal.dotm" xlink:type="simple"/>
    <meta:editing-cycles>2</meta:editing-cycles>
    <meta:editing-duration>PT1320S</meta:editing-duration>
    <meta:document-statistic meta:page-count="9" meta:paragraph-count="24" meta:word-count="1879" meta:character-count="12190" meta:row-count="86" meta:non-whitespace-character-count="10335"/>
  </office:meta>
</office:document-meta>
</file>